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edc60" officeooo:paragraph-rsid="001edc60" style:font-weight-asian="bold" style:font-weight-complex="bold"/>
    </style:style>
    <style:style style:name="P2" style:family="paragraph" style:parent-style-name="Standard">
      <style:text-properties officeooo:rsid="001d7fea" officeooo:paragraph-rsid="001d7fea"/>
    </style:style>
    <style:style style:name="P3" style:family="paragraph" style:parent-style-name="Standard">
      <style:text-properties officeooo:rsid="001edc60" officeooo:paragraph-rsid="001edc60"/>
    </style:style>
    <style:style style:name="P4" style:family="paragraph" style:parent-style-name="Standard">
      <style:text-properties officeooo:rsid="001ff899" officeooo:paragraph-rsid="001ff899"/>
    </style:style>
    <style:style style:name="P5" style:family="paragraph" style:parent-style-name="Standard">
      <style:text-properties officeooo:rsid="0020ac04" officeooo:paragraph-rsid="0020ac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f899"/>
    </style:style>
    <style:style style:name="T3" style:family="text">
      <style:text-properties officeooo:rsid="0020ac04"/>
    </style:style>
    <style:style style:name="T4" style:family="text">
      <style:text-properties officeooo:rsid="00235b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ep raw data raw<text:span text:style-name="T2">. Protect it. Don't touch it. Work only from a copy.</text:span></text:p>
      <text:p text:style-name="P2"/>
      <text:p text:style-name="P2">Back-up <text:span text:style-name="T1">each version</text:span> in multiple locations</text:p>
      <text:p text:style-name="P4"><text:tab/>- Every time you add new data, save as a new version!</text:p>
      <text:p text:style-name="P4"><text:tab/>- Or learn how to use Git version control<text:span text:style-name="T3"> (not best option for Excel files)</text:span><text:tab/></text:p>
      <text:p text:style-name="P4"/>
      <text:p text:style-name="P3">Don't have more than one table in an Excel spreadsheet</text:p>
      <text:p text:style-name="P3"/>
      <text:p text:style-name="P3">Don't use multiple Excel tabs</text:p>
      <text:p text:style-name="P2"/>
      <text:p text:style-name="P2">If you are entering dates in Excel, you <text:span text:style-name="T4">are</text:span> sabotaging yourself</text:p>
      <text:p text:style-name="P4"><text:tab/>- If you must, use "text format" as YYYY-MM-DD</text:p>
      <text:p text:style-name="P4"><text:tab/>- Better yet, separate column for YYYY, MM, and DD</text:p>
      <text:p text:style-name="P2"/>
      <text:p text:style-name="P2">Only ONE value per cell</text:p>
      <text:p text:style-name="P2"/>
      <text:p text:style-name="P3">NEVER merge cells!</text:p>
      <text:p text:style-name="P3"/>
      <text:p text:style-name="P4">Don't include summaries or figures in your raw data file</text:p>
      <text:p text:style-name="P2"/>
      <text:p text:style-name="P2">Every row is an observation, every column is a SINGLE variable</text:p>
      <text:p text:style-name="P2"/>
      <text:p text:style-name="P2">Highlighting cells to show information is horrible</text:p>
      <text:p text:style-name="P2"/>
      <text:p text:style-name="P3">Name variables and values CONSISTENTLY (Same spelling and capitalization)</text:p>
      <text:p text:style-name="P3"><text:span text:style-name="T2"><text:tab/></text:span>- Better yet, use data validation feature</text:p>
      <text:p text:style-name="P4"><text:tab/>- Avoid spaces and special characters</text:p>
      <text:p text:style-name="P3"/>
      <text:p text:style-name="P3">Missing values? Don't leave them blank! <text:s/>Give them NA</text:p>
      <text:p text:style-name="P3"/>
      <text:p text:style-name="P5">Good data is rectangular. If yours isn't, there's probably a big problem.</text:p>
      <text:p text:style-name="P5"/>
      <text:p text:style-name="P5">Save the final data as a plain text file (csv, or tsv)</text:p>
      <text:p text:style-name="P2"/>
      <text:p text:style-name="P5">Consider making a data dictionary for each project that explains variables, etc.</text:p>
      <text:p text:style-name="P5"><text:tab/>- This should be rectangular and saved as plain text too!</text:p>
      <text:p text:style-name="P5"/>
      <text:p text:style-name="P5">Create a README.txt file for each project that explains what files are, how study was conducted, and anything else a stranger might need to know 3 years from now in order to analyze your data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edc60" officeooo:paragraph-rsid="001edc6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cel Advice: Ignore at your own peri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7:37:25.628270204</meta:creation-date>
    <dc:date>2018-10-02T08:15:45.063491600</dc:date>
    <meta:editing-duration>PT2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48" meta:character-count="1395" meta:non-whitespace-character-count="1162"/>
  </office:meta>
</office:document-meta>
</file>